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InterceptorTests.afterCompletionWithSendExce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TestInterceptor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tercep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dInterceptor.preSend( Message &lt; ? &gt; message , MessageChannel 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nelInterceptorTests.preSendInterceptorReturning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nelInterceptorTests.preSendInterceptorReturningModified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MessageHandler.handleMessage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dInterceptor.setExceptionToRaise( Runtim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Interceptor.preSend( Message &lt; ? &gt; message ,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dInterceptor.setMessageToReturn( Message &lt; ? &gt; message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terceptorTests.postSendInterceptorMessageWasNotS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hannelInterceptorTests.postSendInterceptorMessageWasS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annelInterceptorTests.assertInput( Message &lt; ? &gt; message , MessageChannel channel , boolean s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nelInterceptorTests.postSend( Message &lt; ? &gt; message , MessageChannel channel , boolean s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InterceptorTests.afterCompletionWithPreSend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TestInterceptor.wasAfterCompletion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terceptorTests.afterSendCompletion( Message &lt; ? &gt; message , MessageChannel channel , boolean sent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eHandler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Interceptor.afterSendCompletion( Message &lt; ? &gt; message , MessageChannel channel , boolean sent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ReturningPreSendInterceptor.preSend( Message &lt; ? &gt; message ,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InterceptorTests.sendInternal( Message &lt; ? &gt; messa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